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fo:margin-bottom="0in" fo:line-height="100%"/>
    </style:style>
    <style:style style:name="T4" style:parent-style-name="Policepardéfaut" style:family="text">
      <style:text-properties style:font-name="Times New Roman" style:font-name-asian="Times New Roman" style:font-name-complex="Times New Roman" fo:color="#0B5394" style:letter-kerning="false" fo:font-size="28pt" style:font-size-asian="28pt" style:font-size-complex="28pt" style:language-asian="fr" style:country-asian="FR"/>
    </style:style>
    <style:style style:name="P5"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6"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7"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8"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9" style:parent-style-name="Normal" style:family="paragraph">
      <style:paragraph-properties fo:text-align="center" fo:margin-bottom="0in" fo:line-height="100%"/>
    </style:style>
    <style:style style:name="T10" style:parent-style-name="Policepardéfaut" style:family="text">
      <style:text-properties style:font-name="Times New Roman"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fr" style:country-asian="FR"/>
    </style:style>
    <style:style style:name="T11" style:parent-style-name="Policepardéfaut" style:family="text">
      <style:text-properties style:font-name="Times New Roman" style:font-name-asian="Times New Roman" style:font-name-complex="Times New Roman" fo:color="#1C4587" style:letter-kerning="false" fo:font-size="18pt" style:font-size-asian="18pt" style:font-size-complex="18pt" style:text-underline-type="single" style:text-underline-style="solid" style:text-underline-width="auto" style:text-underline-mode="continuous" style:language-asian="fr" style:country-asian="FR"/>
    </style:style>
    <style:style style:name="P12" style:parent-style-name="Normal" style:family="paragraph">
      <style:paragraph-properties fo:text-align="center" fo:margin-bottom="0in" fo:line-height="100%"/>
    </style:style>
    <style:style style:name="T13" style:parent-style-name="Policepardéfaut" style:family="text">
      <style:text-properties style:font-name="Times New Roman" style:font-name-asian="Times New Roman" style:font-name-complex="Times New Roman" fo:color="#1C4587" style:letter-kerning="false" fo:font-size="18pt" style:font-size-asian="18pt" style:font-size-complex="18pt" fo:language="en" fo:country="US" style:language-asian="fr" style:country-asian="FR"/>
    </style:style>
    <style:style style:name="P14" style:parent-style-name="Normal" style:family="paragraph">
      <style:paragraph-properties fo:text-align="center" fo:margin-bottom="0in" fo:line-height="100%"/>
    </style:style>
    <style:style style:name="T15" style:parent-style-name="Policepardéfaut" style:family="text">
      <style:text-properties style:font-name="Times New Roman" style:font-name-asian="Times New Roman" style:font-name-complex="Times New Roman" fo:color="#1C4587" style:letter-kerning="false" fo:font-size="18pt" style:font-size-asian="18pt" style:font-size-complex="18pt" fo:language="en" fo:country="US" style:language-asian="fr" style:country-asian="FR"/>
    </style:style>
    <style:style style:name="P16"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17"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18" style:parent-style-name="Normal" style:family="paragraph">
      <style:paragraph-properties fo:text-align="center" fo:margin-bottom="0in" fo:line-height="100%"/>
    </style:style>
    <style:style style:name="T19" style:parent-style-name="Policepardéfaut" style:family="text">
      <style:text-properties style:font-name="Times New Roman"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fr" style:country-asian="FR"/>
    </style:style>
    <style:style style:name="T20" style:parent-style-name="Policepardéfaut" style:family="text">
      <style:text-properties style:font-name="Times New Roman"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fr" style:country-asian="FR"/>
    </style:style>
    <style:style style:name="T21" style:parent-style-name="Policepardéfaut" style:family="text">
      <style:text-properties style:font-name="Times New Roman" style:font-name-asian="Times New Roman" style:font-name-complex="Times New Roman" fo:color="#1C4587" style:letter-kerning="false" fo:font-size="18pt" style:font-size-asian="18pt" style:font-size-complex="18pt" style:text-underline-type="single" style:text-underline-style="solid" style:text-underline-width="auto" style:text-underline-mode="continuous" style:language-asian="fr" style:country-asian="FR"/>
    </style:style>
    <style:style style:name="P22" style:parent-style-name="Normal" style:family="paragraph">
      <style:paragraph-properties fo:text-align="center" fo:margin-bottom="0in" fo:line-height="100%"/>
    </style:style>
    <style:style style:name="T23" style:parent-style-name="Policepardéfaut" style:family="text">
      <style:text-properties style:font-name="Times New Roman" style:font-name-asian="Times New Roman" style:font-name-complex="Times New Roman" fo:color="#1C4587" style:letter-kerning="false" fo:font-size="18pt" style:font-size-asian="18pt" style:font-size-complex="18pt" fo:language="en" fo:country="US" style:language-asian="fr" style:country-asian="FR"/>
    </style:style>
    <style:style style:name="T24" style:parent-style-name="Policepardéfaut" style:family="text">
      <style:text-properties style:font-name="Times New Roman" style:font-name-asian="Times New Roman" style:font-name-complex="Times New Roman" fo:color="#1C4587" style:letter-kerning="false" fo:font-size="18pt" style:font-size-asian="18pt" style:font-size-complex="18pt" fo:language="en" fo:country="US" style:language-asian="fr" style:country-asian="FR"/>
    </style:style>
    <style:style style:name="P25" style:parent-style-name="Normal" style:family="paragraph">
      <style:paragraph-properties fo:margin-bottom="0in" fo:line-height="100%"/>
      <style:text-properties style:font-name="Times New Roman"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fr" style:country-asian="FR"/>
    </style:style>
    <style:style style:name="P26"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27"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28"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29"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30"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31"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32"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33" style:parent-style-name="Normal" style:family="paragraph">
      <style:paragraph-properties fo:text-align="center" fo:margin-bottom="0in" fo:line-height="100%"/>
      <style:text-properties style:font-name="Times New Roman" style:font-name-asian="Times New Roman" style:font-name-complex="Times New Roman" fo:color="#1C4587" style:letter-kerning="false" fo:font-size="18pt" style:font-size-asian="18pt" style:font-size-complex="18pt" style:language-asian="fr" style:country-asian="FR"/>
    </style:style>
    <style:style style:name="P34" style:parent-style-name="Normal" style:family="paragraph">
      <style:paragraph-properties fo:text-align="center"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6"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37"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38"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39"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40"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41"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42"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8pt" style:font-size-asian="18pt" style:font-size-complex="18pt" style:language-asian="fr" style:country-asian="FR"/>
    </style:style>
    <style:style style:name="P43" style:parent-style-name="Normal" style:family="paragraph">
      <style:paragraph-properties fo:text-align="center" fo:margin-bottom="0in" fo:line-height="100%"/>
      <style:text-properties style:font-name="Arial" style:font-name-complex="Arial" fo:font-weight="bold" style:font-weight-asian="bold" style:font-weight-complex="bold" fo:color="#000000" fo:font-size="20pt" style:font-size-asian="20pt" style:font-size-complex="20pt"/>
    </style:style>
    <style:style style:name="P44" style:parent-style-name="Normal" style:family="paragraph">
      <style:paragraph-properties fo:text-align="center" fo:margin-bottom="0in" fo:line-height="100%"/>
      <style:text-properties style:font-name="Arial" style:font-name-complex="Arial" fo:color="#000000" fo:font-size="20pt" style:font-size-asian="20pt" style:font-size-complex="20pt"/>
    </style:style>
    <style:style style:name="P45" style:parent-style-name="Normal" style:family="paragraph">
      <style:paragraph-properties fo:margin-bottom="0in" fo:line-height="100%"/>
      <style:text-properties style:font-name-asian="Times New Roman" style:font-name-complex="Calibri" fo:color="#000000" style:letter-kerning="false" fo:font-size="18pt" style:font-size-asian="18pt" style:font-size-complex="18pt" style:language-asian="fr" style:country-asian="FR"/>
    </style:style>
    <style:style style:name="P46"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47"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48"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49"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50"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51" style:parent-style-name="NormalWeb" style:family="paragraph">
      <style:paragraph-properties fo:text-align="center" fo:margin-top="0in" fo:margin-bottom="0in"/>
    </style:style>
    <style:style style:name="P52" style:parent-style-name="NormalWeb" style:family="paragraph">
      <style:paragraph-properties fo:margin-top="0.0416in" fo:margin-bottom="0in"/>
    </style:style>
    <style:style style:name="T53"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54"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T55"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P56" style:parent-style-name="NormalWeb" style:family="paragraph">
      <style:paragraph-properties fo:margin-top="0.0416in" fo:margin-bottom="0in"/>
    </style:style>
    <style:style style:name="P57" style:parent-style-name="NormalWeb" style:family="paragraph">
      <style:paragraph-properties fo:margin-top="0.0416in" fo:margin-bottom="0in"/>
    </style:style>
    <style:style style:name="T58"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59"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T60"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P61" style:parent-style-name="NormalWeb" style:family="paragraph">
      <style:paragraph-properties fo:margin-top="0.0416in" fo:margin-bottom="0in"/>
    </style:style>
    <style:style style:name="P62" style:parent-style-name="NormalWeb" style:family="paragraph">
      <style:paragraph-properties fo:margin-top="0.0416in" fo:margin-bottom="0in"/>
    </style:style>
    <style:style style:name="T63"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64"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T65"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P66" style:parent-style-name="NormalWeb" style:family="paragraph">
      <style:paragraph-properties fo:margin-top="0.0416in" fo:margin-bottom="0in"/>
    </style:style>
    <style:style style:name="P67" style:parent-style-name="NormalWeb" style:family="paragraph">
      <style:paragraph-properties fo:margin-top="0.0416in" fo:margin-bottom="0in"/>
    </style:style>
    <style:style style:name="T68"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69"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T70"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P71" style:parent-style-name="NormalWeb" style:family="paragraph">
      <style:paragraph-properties fo:margin-top="0.0416in" fo:margin-bottom="0in"/>
    </style:style>
    <style:style style:name="P72" style:parent-style-name="NormalWeb" style:family="paragraph">
      <style:paragraph-properties fo:margin-top="0.0416in" fo:margin-bottom="0in"/>
    </style:style>
    <style:style style:name="T73"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74"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P75" style:parent-style-name="NormalWeb" style:family="paragraph">
      <style:paragraph-properties fo:margin-top="0.0416in" fo:margin-bottom="0in"/>
    </style:style>
    <style:style style:name="P76" style:parent-style-name="NormalWeb" style:family="paragraph">
      <style:paragraph-properties fo:margin-top="0.0416in" fo:margin-bottom="0in"/>
    </style:style>
    <style:style style:name="T77"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78" style:parent-style-name="Lienhypertexte" style:family="text">
      <style:text-properties style:font-name="Arial" style:font-name-complex="Arial" fo:font-weight="bold" style:font-weight-asian="bold" style:font-weight-complex="bold" fo:color="#000000" fo:font-size="11pt" style:font-size-asian="11pt" style:font-size-complex="11pt"/>
    </style:style>
    <style:style style:name="T79" style:parent-style-name="apple-tab-span" style:family="text">
      <style:text-properties style:font-name="Arial" style:font-name-complex="Arial" fo:font-weight="bold" style:font-weight-asian="bold" style:font-weight-complex="bold" fo:color="#000000" fo:font-size="11pt" style:font-size-asian="11pt" style:font-size-complex="11pt"/>
    </style:style>
    <style:style style:name="T80"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T81" style:parent-style-name="Policepardéfaut" style:family="text">
      <style:text-properties style:font-name-complex="Calibri" fo:color="#000000" fo:font-size="20pt" style:font-size-asian="20pt" style:font-size-complex="20pt"/>
    </style:style>
    <style:style style:name="T82"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83"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4"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5"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6"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7"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8"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89"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90"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91" style:parent-style-name="Titre1" style:family="paragraph">
      <style:paragraph-properties style:vertical-align="baseline" fo:margin-top="0.2777in" fo:margin-bottom="0.0833in"/>
    </style:style>
    <style:style style:name="T92" style:parent-style-name="Policepardéfaut" style:family="text">
      <style:text-properties style:font-name-complex="Calibri" fo:color="#000000" style:letter-kerning="false" fo:font-size="18pt" style:font-size-asian="18pt" style:font-size-complex="18pt"/>
    </style:style>
    <style:style style:name="T93" style:parent-style-name="Policepardéfaut" style:family="text">
      <style:text-properties style:font-name-complex="Calibri" fo:color="#000000" style:letter-kerning="false" fo:font-size="18pt" style:font-size-asian="18pt" style:font-size-complex="18pt"/>
    </style:style>
    <style:style style:name="T94" style:parent-style-name="Policepardéfaut" style:family="text">
      <style:text-properties style:font-name="Arial" style:font-name-complex="Arial" fo:color="#000000" fo:font-size="20pt" style:font-size-asian="20pt" style:font-size-complex="20pt"/>
    </style:style>
    <style:style style:name="T95" style:parent-style-name="Policepardéfaut" style:family="text">
      <style:text-properties style:font-name="Arial" style:font-name-complex="Arial" fo:font-weight="normal" style:font-weight-asian="normal" style:font-weight-complex="normal" fo:color="#000000" fo:font-size="20pt" style:font-size-asian="20pt" style:font-size-complex="20pt"/>
    </style:style>
    <style:style style:name="P96" style:parent-style-name="Normal" style:family="paragraph">
      <style:paragraph-properties fo:margin-top="0.1666in" fo:margin-bottom="0.1666in" fo:line-height="100%"/>
    </style:style>
    <style:style style:name="T97"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98"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99"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00"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01"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02" style:parent-style-name="Policepardéfaut" style:family="text">
      <style:text-properties style:font-name="Arial" style:font-name-complex="Arial" fo:color="#000000" fo:font-size="20pt" style:font-size-asian="20pt" style:font-size-complex="20pt"/>
    </style:style>
    <style:style style:name="P103"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04"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05"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06"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07"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08"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09"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10"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11"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12"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13"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14"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15"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16"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17"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18"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19"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20" style:parent-style-name="Policepardéfaut" style:family="text">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style:style style:name="T121"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T122" style:parent-style-name="Policepardéfaut" style:family="text">
      <style:text-properties style:font-name-asian="Times New Roman" style:font-name-complex="Calibri" fo:color="#000000" style:letter-kerning="false" fo:font-size="18pt" style:font-size-asian="18pt" style:font-size-complex="18pt" style:language-asian="fr" style:country-asian="FR"/>
    </style:style>
    <style:style style:name="P123"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4"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5"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6"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7"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8"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29"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0"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1"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2"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3"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4"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5"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P136" style:parent-style-name="Normal" style:family="paragraph">
      <style:text-properties style:font-name-asian="Times New Roman" style:font-name-complex="Calibri" fo:color="#000000" style:letter-kerning="false" fo:font-size="18pt" style:font-size-asian="18pt" style:font-size-complex="18pt" style:language-asian="fr" style:country-asian="FR"/>
    </style:style>
    <style:style style:name="T137"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38"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39" style:parent-style-name="Policepardéfaut" style:family="text">
      <style:text-properties style:font-name="Arial" style:font-name-complex="Arial" fo:color="#000000" fo:font-size="20pt" style:font-size-asian="20pt" style:font-size-complex="20pt"/>
    </style:style>
    <style:style style:name="P140" style:parent-style-name="Normal" style:family="paragraph">
      <style:text-properties style:font-name-complex="Calibri" fo:color="#374151" fo:font-size="18pt" style:font-size-asian="18pt" style:font-size-complex="18pt"/>
    </style:style>
    <style:style style:name="P141" style:parent-style-name="Normal" style:family="paragraph">
      <style:text-properties style:font-name-complex="Calibri" fo:color="#374151" fo:font-size="18pt" style:font-size-asian="18pt" style:font-size-complex="18pt"/>
    </style:style>
    <style:style style:name="P142" style:parent-style-name="Normal" style:family="paragraph">
      <style:text-properties style:font-name-complex="Calibri" fo:color="#374151" fo:font-size="18pt" style:font-size-asian="18pt" style:font-size-complex="18pt"/>
    </style:style>
    <style:style style:name="P143" style:parent-style-name="Normal" style:family="paragraph">
      <style:text-properties style:font-name-complex="Calibri" fo:color="#374151" fo:font-size="18pt" style:font-size-asian="18pt" style:font-size-complex="18pt"/>
    </style:style>
    <style:style style:name="P144" style:parent-style-name="Normal" style:family="paragraph">
      <style:text-properties style:font-name-complex="Calibri" fo:color="#374151" fo:font-size="18pt" style:font-size-asian="18pt" style:font-size-complex="18pt"/>
    </style:style>
    <style:style style:name="P145" style:parent-style-name="Normal" style:family="paragraph">
      <style:text-properties style:font-name="Arial" style:font-name-complex="Arial" fo:font-weight="bold" style:font-weight-asian="bold" style:font-weight-complex="bold" fo:color="#000000" fo:font-size="20pt" style:font-size-asian="20pt" style:font-size-complex="20pt"/>
    </style:style>
    <style:style style:name="P146" style:parent-style-name="Normal" style:family="paragraph">
      <style:text-properties style:font-name="Arial" style:font-name-complex="Arial" fo:font-weight="bold" style:font-weight-asian="bold" style:font-weight-complex="bold" fo:color="#000000" fo:font-size="20pt" style:font-size-asian="20pt" style:font-size-complex="20pt"/>
    </style:style>
    <style:style style:name="P147" style:parent-style-name="Normal" style:family="paragraph">
      <style:text-properties style:font-name-complex="Calibri" fo:color="#000000" fo:font-size="18pt" style:font-size-asian="18pt" style:font-size-complex="18pt"/>
    </style:style>
    <style:style style:name="P148" style:parent-style-name="Normal" style:family="paragraph">
      <style:text-properties style:font-name-complex="Calibri" fo:color="#000000" fo:font-size="18pt" style:font-size-asian="18pt" style:font-size-complex="18pt"/>
    </style:style>
    <style:style style:name="T149" style:parent-style-name="Policepardéfaut" style:family="text">
      <style:text-properties style:font-name-complex="Calibri" fo:font-weight="bold" style:font-weight-asian="bold" style:font-weight-complex="bold" fo:color="#000000" fo:font-size="18pt" style:font-size-asian="18pt" style:font-size-complex="18pt"/>
    </style:style>
    <style:style style:name="T150" style:parent-style-name="Policepardéfaut" style:family="text">
      <style:text-properties style:font-name-complex="Calibri" fo:color="#000000" fo:font-size="18pt" style:font-size-asian="18pt" style:font-size-complex="18pt"/>
    </style:style>
    <style:style style:name="P151" style:parent-style-name="Normal" style:family="paragraph">
      <style:text-properties style:font-name-complex="Calibri" fo:color="#000000" fo:font-size="18pt" style:font-size-asian="18pt" style:font-size-complex="18pt"/>
    </style:style>
    <style:style style:name="T152" style:parent-style-name="Policepardéfaut" style:family="text">
      <style:text-properties style:font-name-complex="Calibri" fo:font-weight="bold" style:font-weight-asian="bold" style:font-weight-complex="bold" fo:color="#000000" fo:font-size="18pt" style:font-size-asian="18pt" style:font-size-complex="18pt"/>
    </style:style>
    <style:style style:name="T153" style:parent-style-name="Policepardéfaut" style:family="text">
      <style:text-properties style:font-name-complex="Calibri" fo:color="#000000" fo:font-size="18pt" style:font-size-asian="18pt" style:font-size-complex="18pt"/>
    </style:style>
    <style:style style:name="P154" style:parent-style-name="Normal" style:family="paragraph">
      <style:text-properties style:font-name-complex="Calibri" fo:color="#000000" fo:font-size="18pt" style:font-size-asian="18pt" style:font-size-complex="18pt"/>
    </style:style>
    <style:style style:name="T155" style:parent-style-name="Policepardéfaut" style:family="text">
      <style:text-properties style:font-name-complex="Calibri" fo:font-weight="bold" style:font-weight-asian="bold" style:font-weight-complex="bold" fo:color="#000000" fo:font-size="18pt" style:font-size-asian="18pt" style:font-size-complex="18pt"/>
    </style:style>
    <style:style style:name="T156" style:parent-style-name="Policepardéfaut" style:family="text">
      <style:text-properties style:font-name-complex="Calibri" fo:color="#000000" fo:font-size="18pt" style:font-size-asian="18pt" style:font-size-complex="18pt"/>
    </style:style>
    <style:style style:name="P157" style:parent-style-name="Normal" style:family="paragraph">
      <style:text-properties style:font-name-complex="Calibri" fo:color="#000000" fo:font-size="18pt" style:font-size-asian="18pt" style:font-size-complex="18pt"/>
    </style:style>
    <style:style style:name="T158" style:parent-style-name="Policepardéfaut" style:family="text">
      <style:text-properties style:font-name-complex="Calibri" fo:font-weight="bold" style:font-weight-asian="bold" style:font-weight-complex="bold" fo:color="#000000" fo:font-size="18pt" style:font-size-asian="18pt" style:font-size-complex="18pt"/>
    </style:style>
    <style:style style:name="T159" style:parent-style-name="Policepardéfaut" style:family="text">
      <style:text-properties style:font-name-complex="Calibri" fo:color="#000000" fo:font-size="18pt" style:font-size-asian="18pt" style:font-size-complex="18pt"/>
    </style:style>
    <style:style style:name="P160" style:parent-style-name="Normal" style:family="paragraph">
      <style:text-properties style:font-name-complex="Calibri" fo:color="#000000" fo:font-size="18pt" style:font-size-asian="18pt" style:font-size-complex="18pt"/>
    </style:style>
    <style:style style:name="T161" style:parent-style-name="Policepardéfaut" style:family="text">
      <style:text-properties style:font-name-complex="Calibri" fo:font-weight="bold" style:font-weight-asian="bold" style:font-weight-complex="bold" fo:color="#000000" fo:font-size="18pt" style:font-size-asian="18pt" style:font-size-complex="18pt"/>
    </style:style>
    <style:style style:name="T162" style:parent-style-name="Policepardéfaut" style:family="text">
      <style:text-properties style:font-name-complex="Calibri" fo:color="#000000" fo:font-size="18pt" style:font-size-asian="18pt" style:font-size-complex="18pt"/>
    </style:style>
    <style:style style:name="T163" style:parent-style-name="Policepardéfaut" style:family="text">
      <style:text-properties style:font-name-complex="Calibri" fo:color="#000000" fo:font-size="18pt" style:font-size-asian="18pt" style:font-size-complex="18pt"/>
    </style:style>
    <style:style style:name="P164" style:parent-style-name="Normal" style:family="paragraph">
      <style:text-properties style:font-name-complex="Calibri" fo:color="#000000" fo:font-size="18pt" style:font-size-asian="18pt" style:font-size-complex="18pt"/>
    </style:style>
    <style:style style:name="P165" style:parent-style-name="Normal" style:family="paragraph">
      <style:text-properties style:font-name-complex="Calibri" fo:color="#000000" fo:font-size="18pt" style:font-size-asian="18pt" style:font-size-complex="18pt"/>
    </style:style>
    <style:style style:name="P166" style:parent-style-name="Normal" style:family="paragraph">
      <style:text-properties style:font-name-complex="Calibri" fo:color="#000000" fo:font-size="18pt" style:font-size-asian="18pt" style:font-size-complex="18pt"/>
    </style:style>
    <style:style style:name="P167" style:parent-style-name="Normal" style:family="paragraph">
      <style:text-properties style:font-name-complex="Calibri" fo:color="#000000" fo:font-size="18pt" style:font-size-asian="18pt" style:font-size-complex="18pt"/>
    </style:style>
    <style:style style:name="T168"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69" style:parent-style-name="Policepardéfaut" style:family="text">
      <style:text-properties style:font-name="Arial" style:font-name-complex="Arial" fo:font-weight="bold" style:font-weight-asian="bold" style:font-weight-complex="bold" fo:color="#000000" fo:font-size="20pt" style:font-size-asian="20pt" style:font-size-complex="20pt"/>
    </style:style>
    <style:style style:name="T170" style:parent-style-name="Policepardéfaut" style:family="text">
      <style:text-properties style:font-name="Arial" style:font-name-complex="Arial" fo:color="#000000" fo:font-size="20pt" style:font-size-asian="20pt" style:font-size-complex="20pt"/>
    </style:style>
    <style:style style:name="P171" style:parent-style-name="Normal" style:family="paragraph">
      <style:text-properties style:font-name="Arial" style:font-name-complex="Arial" fo:color="#000000" fo:font-size="20pt" style:font-size-asian="20pt" style:font-size-complex="20pt"/>
    </style:style>
    <style:style style:name="P172" style:parent-style-name="Normal" style:family="paragraph">
      <style:paragraph-properties fo:line-height="150%"/>
    </style:style>
    <style:style style:name="T173" style:parent-style-name="Policepardéfaut" style:family="text">
      <style:text-properties style:font-name-complex="Calibri" fo:color="#374151" fo:font-size="18pt" style:font-size-asian="18pt" style:font-size-complex="18pt"/>
    </style:style>
    <style:style style:name="P174" style:parent-style-name="Normal" style:family="paragraph">
      <style:text-properties style:font-name-complex="Calibri" fo:color="#000000" fo:font-size="18pt" style:font-size-asian="18pt" style:font-size-complex="18pt"/>
    </style:style>
    <style:style style:name="P175" style:parent-style-name="Normal" style:family="paragraph">
      <style:text-properties style:font-name-asian="Times New Roman" style:font-name-complex="Calibri" fo:font-weight="bold" style:font-weight-asian="bold" style:font-weight-complex="bold" fo:color="#000000" style:letter-kerning="false" fo:font-size="18pt" style:font-size-asian="18pt" style:font-size-complex="18pt" style:language-asian="fr" style:country-asian="FR"/>
    </style:style>
  </office:automatic-styles>
  <office:body>
    <office:text text:use-soft-page-breaks="true">
      <text:p text:style-name="P1"><text:s text:c="430"/></text:p>
      <text:p text:style-name="P3"><text:span text:style-name="T4">Rapport de mini projet statistiques</text:span></text:p>
      <text:p text:style-name="P5"><text:line-break/><text:line-break/></text:p>
      <text:p text:style-name="P6"/>
      <text:p text:style-name="P7"/>
      <text:p text:style-name="P8"/>
      <text:p text:style-name="P9"><text:span text:style-name="T10">Réalisé par</text:span><text:span text:style-name="T11"> </text:span></text:p>
      <text:p text:style-name="P12"><text:span text:style-name="T13">El Haloua Mohamed.</text:span></text:p>
      <text:p text:style-name="P14"><text:span text:style-name="T15">El Mansouri Reda.</text:span></text:p>
      <text:p text:style-name="P16">Douimi Alaa Einne.</text:p>
      <text:p text:style-name="P17"/>
      <text:p text:style-name="P18"><text:span text:style-name="T19">Encadr</text:span><text:span text:style-name="T20">é par</text:span><text:span text:style-name="T21"> </text:span></text:p>
      <text:p text:style-name="P22"><text:span text:style-name="T23">M</text:span><text:span text:style-name="T24">r Moumen Anis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Année Universitaire : 2023/2024.</text:p>
      <text:p text:style-name="P37"/>
      <text:p text:style-name="P38"/>
      <text:p text:style-name="P39"/>
      <text:p text:style-name="P40"/>
      <text:p text:style-name="P41"/>
      <text:p text:style-name="P42"/>
      <text:p text:style-name="P43">Résumé</text:p>
      <text:p text:style-name="P44"/>
      <text:p text:style-name="P45">L'étude se focalise sur l'évaluation de la perception des étudiants de la filière génie électrique à l'ENSA Kénitra à l'égard de diverses variables impactant significativement leur employabilité. À travers une approche qualitative, nous avons exploré en profondeur les perspectives des étudiants sur des facteurs clés tels que les compétences académiques, les expériences professionnelles, les compétences transversales, et les mécanismes de formation et d'orientation professionnelle. Les résultats détaillés de l'analyse qualitative dévoilent les attitudes, les défis et les aspirations des étudiants face à ces variables. Des thèmes émergents, tels que l'importance de stages pertinents, la nécessité d'un renforcement des compétences interpersonnelles, et l'influence des mentors académiques, ont été identifiés. Ces conclusions offrent des perspectives cruciales pour améliorer les programmes académiques, les opportunités de stages, et les services d'orientation afin d'optimiser la croissance de l'employabilité des étudiants en génie électrique.</text:p>
      <text:p text:style-name="P46"><text:s text:c="102"/></text:p>
      <text:p text:style-name="P47"/>
      <text:p text:style-name="P48">Table de matière</text:p>
      <text:p text:style-name="P49"/>
      <text:p text:style-name="P50"/>
      <text:p text:style-name="P51"/>
      <text:p text:style-name="Normal"/>
      <text:p text:style-name="P52"><text:a xlink:href="https://docs.google.com/document/d/1fptOVciJVdlXyO0Mes0CSapE7o-XRrlsTyKD6ao_rLg/edit#heading=h.qkxnfgtml7yz" office:target-frame-name="_top" xlink:show="replace"><text:span text:style-name="T53">Résumé <text:s text:c="67"/></text:span><text:span text:style-name="T54"><text:s/></text:span><text:span text:style-name="T55">2</text:span></text:a></text:p>
      <text:p text:style-name="P56"/>
      <text:p text:style-name="P57"><text:a xlink:href="https://docs.google.com/document/d/1fptOVciJVdlXyO0Mes0CSapE7o-XRrlsTyKD6ao_rLg/edit#heading=h.yf7949zy0ey" office:target-frame-name="_top" xlink:show="replace"><text:span text:style-name="T58">I. Introduction : <text:s text:c="55"/></text:span><text:span text:style-name="T59"><text:s/></text:span><text:span text:style-name="T60">4</text:span></text:a></text:p>
      <text:p text:style-name="P61"/>
      <text:p text:style-name="P62"><text:a xlink:href="https://docs.google.com/document/d/1fptOVciJVdlXyO0Mes0CSapE7o-XRrlsTyKD6ao_rLg/edit#heading=h.h3fgoxmy867j" office:target-frame-name="_top" xlink:show="replace"><text:span text:style-name="T63">II. Méthodologie : <text:s text:c="52"/></text:span><text:span text:style-name="T64"><text:s/></text:span><text:span text:style-name="T65">5</text:span></text:a></text:p>
      <text:p text:style-name="P66"/>
      <text:p text:style-name="P67"><text:a xlink:href="https://docs.google.com/document/d/1fptOVciJVdlXyO0Mes0CSapE7o-XRrlsTyKD6ao_rLg/edit#heading=h.32fm4p1x666c" office:target-frame-name="_top" xlink:show="replace"><text:span text:style-name="T68">III. Résultats : <text:s text:c="58"/></text:span><text:span text:style-name="T69"><text:s/></text:span><text:span text:style-name="T70">8</text:span></text:a></text:p>
      <text:p text:style-name="P71"/>
      <text:p text:style-name="P72"><text:a xlink:href="https://docs.google.com/document/d/1fptOVciJVdlXyO0Mes0CSapE7o-XRrlsTyKD6ao_rLg/edit#heading=h.v8x8qad1x4s6" office:target-frame-name="_top" xlink:show="replace"><text:span text:style-name="T73">IV. Discussion : <text:s text:c="55"/></text:span><text:span text:style-name="T74"><text:s/>9<text:s/></text:span></text:a></text:p>
      <text:p text:style-name="P75"/>
      <text:p text:style-name="P76"><text:a xlink:href="https://docs.google.com/document/d/1fptOVciJVdlXyO0Mes0CSapE7o-XRrlsTyKD6ao_rLg/edit#heading=h.kuuzmwc894pp" office:target-frame-name="_top" xlink:show="replace"><text:span text:style-name="T77">V. Conclusion : <text:s text:c="56"/></text:span><text:span text:style-name="T78">11<text:s/></text:span><text:span text:style-name="T79"><text:s/></text:span></text:a></text:p>
      <text:p text:style-name="Normal"><text:span text:style-name="T80"><text:s text:c="44"/></text:span><text:span text:style-name="T81"><text:s/></text:span><text:span text:style-name="T82"><text:s text:c="37"/></text:span></text:p>
      <text:p text:style-name="P83"/>
      <text:p text:style-name="P84"/>
      <text:p text:style-name="P85"/>
      <text:p text:style-name="P86"/>
      <text:p text:style-name="P87"/>
      <text:p text:style-name="P88"/>
      <text:p text:style-name="P89"/>
      <text:p text:style-name="P90"/>
      <text:soft-page-break/>
      <text:h text:style-name="P91" text:outline-level="1"><text:span text:style-name="T92"><text:s/></text:span><text:span text:style-name="T93"><text:s text:c="19"/></text:span><text:span text:style-name="T94">Introduction</text:span><text:span text:style-name="T95"><text:s/>:</text:span></text:h>
      <text:p text:style-name="P96"><text:span text:style-name="T97">De nos jours, on vit dans un monde très compétitif où le changement est une réalité quotidienne, et donc la notion traditionnelle d'employabilité a évolué au-delà de la simple qualification représentée par les diplômes. Ce qui oblige les étudiants en général et les élèves d'ingénierie électrique de l'école nationale des sciences appliquées de Kenitra en particulier, à donner la priorité au thème d'employabilité. En conséquence, les chemins que ces étudiants suivent pour renforcer leur présence sur le marché du travail et obtenir les meilleurs emplois changent d'un étudiant à l'autre. Certains d’entre eux choisissent de se concentrer sur la construction d’une base technique solide et d’acquérir des compétences et des expériences pratiques au cours de leur parcours scolaire. Alors que d'autres choisissent de se concentrer davantage sur le développement de leurs compétences en leadership, le travail d'équipe, les capacités de réseautage et de communication en participant à des événements d'ingénierie et d'industrie, ainsi qu'en rejoignant des organisations et des clubs. Cette différence nous pousse à nous demander : quels sont les éléments réels qui peuvent aider à améliorer l'employabilité des étudiants en génie électrique de l'ENSAK dans un marché du travail en constante évolution?</text:span></text:p>
      <text:p text:style-name="P98"/>
      <text:p text:style-name="P99"/>
      <text:soft-page-break/>
      <text:p text:style-name="Normal"><text:span text:style-name="T100"><text:s text:c="18"/></text:span><text:span text:style-name="T101">Méthodologie</text:span><text:span text:style-name="T102"> :</text:span></text:p>
      <text:p text:style-name="P103">Dans le cadre de notre étude qualitative sur la perception des étudiants en génie électrique à l'ENSA Kénitra, nous avons opté pour une approche d'entretiens individuels structurés. Cette méthodologie vise à recueillir des informations approfondies sur cinq thèmes clés, à savoir la formation académique, l'autoformation, la pratique, les soft skills, et l'employabilité. Voici les détails de notre démarche :</text:p>
      <text:p text:style-name="P104"/>
      <text:p text:style-name="Normal"><text:span text:style-name="T105">Population Cible</text:span><text:span text:style-name="T106"><text:s/>: Nous avons délibérément sélectionné cinq participants, dont quatre étudiants de première année du cycle ingénieur à l'ENSA Kénitra et un étudiant en Double Diplomation. Cette diversité de profils a été choisie pour garantir une représentation équilibrée des différentes expériences académiques.</text:span></text:p>
      <text:p text:style-name="P107"/>
      <text:p text:style-name="Normal"><text:span text:style-name="T108">Durée des Entretiens</text:span><text:span text:style-name="T109"><text:s/>: Chaque entretien a été planifié pour une durée de 20 à 30 minutes afin de favoriser une participation active tout en permettant une couverture approfondie des sujets abordés.</text:span></text:p>
      <text:p text:style-name="P110"/>
      <text:soft-page-break/>
      <text:p text:style-name="Normal"><text:span text:style-name="T111">Guide d'Entretien</text:span><text:span text:style-name="T112"><text:s/>: Nous avons élaboré un guide d'entretien structuré, comprenant des questions ouvertes spécifiques pour chaque thème majeur. Ce guide a servi de base pour garantir la cohérence tout en permettant une flexibilité pour explorer des points spécifiques soulevés par les participants.</text:span></text:p>
      <text:p text:style-name="P113"/>
      <text:p text:style-name="Normal"><text:span text:style-name="T114">Catégories Thématiques</text:span><text:span text:style-name="T115"><text:s/>: Les entretiens ont été organisés autour des cinq catégories principales identifiées : formation académique, autoformation, pratique, soft skills, et employabilité. Chaque catégorie a été abordée de manière approfondie pour capturer les nuances de la perception des étudiants.</text:span></text:p>
      <text:p text:style-name="P116"/>
      <text:p text:style-name="Normal"><text:span text:style-name="T117">Consentement et Enregistrement</text:span><text:span text:style-name="T118"><text:s/>: Les participants ont été informés du processus d'enregistrement, et leur consentement a été obtenu avant chaque entretien. Les sessions ont été enregistrées pour permettre une transcription précise des réponses.</text:span></text:p>
      <text:p text:style-name="P119"/>
      <text:p text:style-name="Normal"><text:span text:style-name="T120">Analyse des Données</text:span><text:span text:style-name="T121"><text:s/>: Les transcriptions des entretiens ont fait l'objet d'une analyse thématique approfondie, permettant d'identifier les tendances récurrentes, les<text:s/></text:span><text:soft-page-break/><text:span text:style-name="T122">opinions dominantes, et les variations significatives dans les réponses des participants.</text:span></text:p>
      <text:p text:style-name="P123"/>
      <text:p text:style-name="P124">Cette méthodologie a été choisie pour garantir une collecte systématique et approfondie des données, offrant ainsi un aperçu complet de la perception des étudiants en génie électrique sur les variables influençant leur employabilité à l'ENSA Kénitra.</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soft-page-break/>
      <text:p text:style-name="Normal"><text:span text:style-name="T137"><text:s text:c="15"/></text:span><text:span text:style-name="T138">Résultats</text:span><text:span text:style-name="T139"><text:s/>:</text:span></text:p>
      <text:p text:style-name="P140">Les résultats obtenus reflètent la diversité des perspectives des étudiants de l'ENSAK à l'égard de la qualité de la formation dispensée. Alors que certains expriment un accord variable sur ce point, tous semblent reconnaître l'importance cruciale de l'autoformation et des stages pratiques dans l'acquisition de compétences professionnelles. Une observation significative émanant des participants souligne le besoin pressant d'une préparation accrue à la réalité du marché du travail. Certains ont mis en évidence un écart perçu entre les compétences académiques enseignées et celles réellement demandées par les employeurs, mettant ainsi en évidence un défi potentiel à relever pour améliorer l'alignement entre la formation académique et les exigences du monde professionnel. Ces constatations soulignent la nécessité d'une approche réfléchie et adaptative pour répondre aux attentes variées des étudiants en matière de préparation à l'employabilité.</text:p>
      <text:p text:style-name="P141"/>
      <text:p text:style-name="P142"/>
      <text:p text:style-name="P143"/>
      <text:p text:style-name="P144"/>
      <text:soft-page-break/>
      <text:p text:style-name="P145"><text:s text:c="9"/>Discussion :<text:s/></text:p>
      <text:p text:style-name="P146"/>
      <text:p text:style-name="P147">La discussion des résultats de notre étude qualitative met en lumière plusieurs aspects clés émergents des entretiens avec les étudiants de génie électrique à l'ENSA Kénitra. Ces résultats reflètent la diversité des expériences et des perspectives, offrant des insights précieux pour améliorer la préparation professionnelle des étudiants. Voici les principaux thèmes discutés :</text:p>
      <text:p text:style-name="P148"/>
      <text:p text:style-name="Normal"><text:span text:style-name="T149">Formation Académique<text:s/></text:span><text:span text:style-name="T150">: Les participants ont souligné l'importance d'une formation académique solide mais ont également exprimé le besoin de méthodes d'enseignement plus interactives et d'une meilleure intégration des technologies émergentes.</text:span></text:p>
      <text:p text:style-name="P151"/>
      <text:p text:style-name="Normal"><text:span text:style-name="T152">Autoformation</text:span><text:span text:style-name="T153"><text:s/>: La majorité des étudiants ont reconnu l'importance de l'autoformation pour compléter leur parcours académique, mettant en avant le besoin de ressources éducatives en ligne et de programmes d'autoformation adaptés.</text:span></text:p>
      <text:p text:style-name="P154"/>
      <text:soft-page-break/>
      <text:p text:style-name="Normal"><text:span text:style-name="T155">Pratique</text:span><text:span text:style-name="T156"><text:s/>: Les expériences pratiques, en particulier à travers des stages pertinents, ont été identifiées comme des catalyseurs essentiels pour développer des compétences professionnelles et pour mieux appréhender les aspects concrets du génie électrique.</text:span></text:p>
      <text:p text:style-name="P157"/>
      <text:p text:style-name="Normal"><text:span text:style-name="T158">Soft Skills</text:span><text:span text:style-name="T159"><text:s/>: Les compétences interpersonnelles ont été mises en avant comme un aspect crucial de la préparation à l'emploi. Les participants ont exprimé le besoin d'un renforcement des soft skills, tels que la communication efficace et la résolution de problèmes.</text:span></text:p>
      <text:p text:style-name="P160"/>
      <text:p text:style-name="Normal"><text:span text:style-name="T161">Employabilité</text:span><text:span text:style-name="T162"><text:s/>: Les réflexions des étudiants sur l'employabilité ont souligné l'importance de services d'orientation professionnelle plus proactifs, de la création de réseaux professionnels et d'une meilleure visibilité des opportunités sur le marché du travail</text:span><text:span text:style-name="T163">.</text:span></text:p>
      <text:p text:style-name="P164"/>
      <text:p text:style-name="P165"/>
      <text:p text:style-name="P166"/>
      <text:p text:style-name="P167"/>
      <text:soft-page-break/>
      <text:p text:style-name="Normal"><text:span text:style-name="T168"><text:s text:c="21"/></text:span><text:span text:style-name="T169">Conclusion</text:span><text:span text:style-name="T170"> :</text:span></text:p>
      <text:p text:style-name="P171"/>
      <text:p text:style-name="P172"><text:span text:style-name="T173">Les résultats de l'étude mettent en avant la nécessité d'infuser davantage d'éléments pratiques au sein des programmes de formation de l'ENSAK. En parallèle, il est préconisé de perfectionner ces programmes en amont, en tenant compte des avancées technologiques pour assurer une pertinence constante. Un point crucial à souligner est également l'importance d'accentuer le développement des compétences transversales des étudiants, visant à renforcer leur employabilité. Ces constats suggèrent la pertinence d'une approche proactive afin d'harmoniser la formation académique avec les exigences dynamiques du marché du travail.</text:span></text:p>
      <text:p text:style-name="P174"/>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pple-tab-span" style:display-name="apple-tab-span" style:family="text" style:parent-style-name="Policepardéfau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text:span text:style-name="T2"><text:s text:c="49"/></text:span><draw:frame draw:style-name="a0" draw:name="Image 3" text:anchor-type="as-char" svg:x="0in" svg:y="0in" svg:width="2.68958in" svg:height="2.01736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4-01-14T15:18:00Z</meta:creation-date>
    <dc:date>2024-01-14T16:43:00Z</dc:date>
    <meta:template xlink:href="Normal" xlink:type="simple"/>
    <meta:editing-cycles>1</meta:editing-cycles>
    <meta:editing-duration>PT3900S</meta:editing-duration>
    <meta:document-statistic meta:page-count="11" meta:paragraph-count="20" meta:word-count="1555" meta:character-count="10090" meta:row-count="71" meta:non-whitespace-character-count="8555"/>
  </office:meta>
</office:document-meta>
</file>